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helly2023" svg:font-family="Shelly2023" style:font-pitch="variable"/>
  </office:font-face-decls>
  <office:automatic-styles>
    <style:style style:name="P1" style:family="paragraph" style:parent-style-name="Standard">
      <style:text-properties style:font-name="Shelly2023" fo:font-size="36pt" style:font-size-asian="36pt" style:font-size-complex="36pt"/>
    </style:style>
    <style:style style:name="P2" style:family="paragraph" style:parent-style-name="Standard">
      <style:text-properties style:font-name="Shelly2023" fo:font-size="36pt" style:font-size-asian="36pt" style:font-size-complex="36pt"/>
    </style:style>
    <style:style style:name="P3" style:family="paragraph" style:parent-style-name="Standard">
      <style:text-properties style:font-name="Shelly2023" fo:font-size="36pt" officeooo:rsid="001201e4" officeooo:paragraph-rsid="001201e4" style:font-size-asian="36pt" style:font-size-complex="3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rris dance is common to all inhabited worlds in the multiverse.</text:p>
      <text:p text:style-name="P3">I fit here.</text:p>
      <text:p text:style-name="P1"/>
      <text:p text:style-name="P1">It is danced under blue skies to celebrate the quickening of the soil and under bare stars because it's springtime and with any luck the carbon dioxide will unfreeze again. The imperative is felt by deep-sea beings who have never seen the sun and urban humans whose only connection with the cycles of nature is that their Volvo once ran over a shee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helly2023" svg:font-family="Shelly2023"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4:16:47.501908581</meta:creation-date>
    <dc:date>2023-07-13T16:37:35.606767735</dc:date>
    <meta:editing-duration>PT6M55S</meta:editing-duration>
    <meta:editing-cycles>2</meta:editing-cycles>
    <meta:generator>LibreOffice/7.5.3.2$Linux_X86_64 LibreOffice_project/50$Build-2</meta:generator>
    <meta:document-statistic meta:table-count="0" meta:image-count="0" meta:object-count="0" meta:page-count="1" meta:paragraph-count="3" meta:word-count="78" meta:character-count="430" meta:non-whitespace-character-count="355"/>
  </office:meta>
</office:document-meta>
</file>